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ktu exam goes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5:18:58</meta:creation-date>
    <dc:date>2018-04-06T15:19:20</dc:date>
    <meta:editing-duration>P0D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1" meta:word-count="5" meta:character-count="21" meta:non-whitespace-character-count="17"/>
  </office:meta>
</office:document-meta>
</file>